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3" style:family="paragraph" style:parent-style-name="Standard">
      <style:text-properties style:text-position="0% 100%" fo:font-style="normal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style:text-position="0% 100%" fo:font-style="normal" style:font-style-asian="normal" style:font-style-complex="normal"/>
    </style:style>
    <style:style style:name="P5" style:family="paragraph" style:parent-style-name="Standard">
      <style:text-properties style:text-position="0% 100%" fo:font-style="normal" style:font-style-asian="normal" style:font-style-complex="normal"/>
    </style:style>
    <style:style style:name="P6" style:family="paragraph" style:parent-style-name="Standard">
      <style:paragraph-properties fo:text-align="center" style:justify-single-word="false"/>
      <style:text-properties style:text-position="0% 100%" fo:font-style="normal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58%"/>
    </style:style>
    <style:style style:name="T3" style:family="text">
      <style:text-properties style:text-position="sub 58%" fo:font-style="italic" style:font-style-asian="italic" style:font-style-complex="italic"/>
    </style:style>
    <style:style style:name="T4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text-position="sub 58%" style:font-name="Times New Roman1" fo:font-style="italic" style:font-style-asian="italic" style:font-style-complex="italic"/>
    </style:style>
    <style:style style:name="T6" style:family="text">
      <style:text-properties style:text-position="0% 100%"/>
    </style:style>
    <style:style style:name="T7" style:family="text">
      <style:text-properties style:text-position="0% 100%" fo:font-style="italic" style:font-style-asian="italic" style:font-style-complex="italic"/>
    </style:style>
    <style:style style:name="T8" style:family="text">
      <style:text-properties style:text-position="0% 100%" fo:font-style="normal" style:font-style-asian="normal" style:font-style-complex="normal"/>
    </style:style>
    <style:style style:name="T9" style:family="text">
      <style:text-properties style:font-name="Times New Roman1" fo:font-style="italic" style:font-style-asian="italic" style:font-style-complex="itali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la mechanizmu (rys. 1) dokonano analizy zachowań statycznych i dynamicznych.</text:p>
      <text:p text:style-name="Standard"/>
      <text:p text:style-name="Standard">Maksymalną prędkość obrotową silnika obliczono w następujący sposób</text:p>
      <text:p text:style-name="P1"><draw:frame draw:style-name="fr1" draw:name="Obiekt1" text:anchor-type="as-char" svg:y="-0.683cm" svg:width="12.635cm" svg:height="1.124cm" draw:z-index="0"><draw:object xlink:href="./Object 1" xlink:type="simple" xlink:show="embed" xlink:actuate="onLoad"/><draw:image xlink:href="./ObjectReplacements/Object 1" xlink:type="simple" xlink:show="embed" xlink:actuate="onLoad"/></draw:frame>,</text:p>
      <text:p text:style-name="Standard">gdzie <text:span text:style-name="T1">R</text:span><text:span text:style-name="T7"> – </text:span><text:span text:style-name="T8">przełożenie przekładni z paskiem zębatym, </text:span><text:span text:style-name="T7">v</text:span><text:span text:style-name="T3">max</text:span><text:span text:style-name="T7"> – </text:span><text:span text:style-name="T8">maksymalna prędkość liniowa mechanizmu, </text:span><text:span text:style-name="T7">C</text:span><text:span text:style-name="T3">l</text:span><text:span text:style-name="T7"> – </text:span><text:span text:style-name="T8">obwód wałka zębatego, </text:span><text:span text:style-name="T7">D</text:span><text:span text:style-name="T3">1</text:span><text:span text:style-name="T7">, D</text:span><text:span text:style-name="T3">2</text:span><text:span text:style-name="T7">,</text:span><text:span text:style-name="T3"> </text:span><text:span text:style-name="T7">D</text:span><text:span text:style-name="T3">3</text:span><text:span text:style-name="T7"> –</text:span><text:span text:style-name="T8"> średnice odpowiednich kół zębatych.</text:span></text:p>
      <text:p text:style-name="P3"/>
      <text:p text:style-name="P3">Całkowity moment bezwładności zredukowany do wału silnika <text:span text:style-name="T1">J</text:span><text:span text:style-name="T3">tot</text:span><text:span text:style-name="T1"> </text:span>obliczany jest jako suma poszczególnych momentów bezwładności działających na silnik</text:p>
      <text:p text:style-name="P3"><draw:frame draw:style-name="fr1" draw:name="Obiekt7" text:anchor-type="as-char" svg:y="-1.831cm" svg:width="14.847cm" svg:height="3.51cm" draw:z-index="8"><draw:object xlink:href="./Object 7" xlink:type="simple" xlink:show="embed" xlink:actuate="onLoad"/><draw:image xlink:href="./ObjectReplacements/Object 7" xlink:type="simple" xlink:show="embed" xlink:actuate="onLoad"/><svg:desc>formuła</svg:desc></draw:frame></text:p>
      <text:p text:style-name="P3">gdzie <text:span text:style-name="T1">J</text:span><text:span text:style-name="T3">s </text:span>– moment bezwładności wału silnika,</text:p>
      <text:p text:style-name="P3"><text:span text:style-name="T1">J</text:span><text:span text:style-name="T3">1 </text:span>– moment bezwładności koła przekładni 1,</text:p>
      <text:p text:style-name="P3"><text:span text:style-name="T1">J</text:span><text:span text:style-name="T3">2-&gt;1 </text:span>– moment bezwładności koła przekładni 2 względem 1,</text:p>
      <text:p text:style-name="P3"><text:span text:style-name="T1">J</text:span><text:span text:style-name="T4">p</text:span><text:span text:style-name="T3"> </text:span>– moment bezwładności paska zębatego,</text:p>
      <text:p text:style-name="P3"><text:span text:style-name="T1">J</text:span><text:span text:style-name="T3">L-&gt;1 </text:span>– moment bezwładności obciążenia z przekładni liniowej,</text:p>
      <text:p text:style-name="P3"><text:span text:style-name="T1">m</text:span><text:span text:style-name="T3">p </text:span>– masa paska zębatego,</text:p>
      <text:p text:style-name="P3"><text:span text:style-name="T1">m</text:span><text:span text:style-name="T3">s </text:span>– masa stołu,</text:p>
      <text:p text:style-name="P3"><text:span text:style-name="T1">m</text:span><text:span text:style-name="T3">ł </text:span>– masa obciążenia,</text:p>
      <text:p text:style-name="P3"><text:span text:style-name="T1">m</text:span><text:span text:style-name="T3">1</text:span>,<text:span text:style-name="T1"> m</text:span><text:span text:style-name="T3">2</text:span>,<text:span text:style-name="T1"> m</text:span><text:span text:style-name="T3">3</text:span>,<text:span text:style-name="T3"> </text:span>– masy odpowiednich kół zębatych,</text:p>
      <text:p text:style-name="P3"><text:span text:style-name="T9">η</text:span><text:span text:style-name="T3">p </text:span>– sprawność przekładni z paskiem zębatym,</text:p>
      <text:p text:style-name="P3"><text:span text:style-name="T9">η</text:span><text:span text:style-name="T5">l</text:span><text:span text:style-name="T3"> </text:span>– sprawność przekładni liniowej.</text:p>
      <text:p text:style-name="P3"/>
      <text:p text:style-name="P3">Momentem pracy silnika w układzie będzie moment termiczny</text:p>
      <text:p text:style-name="P1"><text:span text:style-name="T8"><draw:frame draw:style-name="fr1" draw:name="Obiekt2" text:anchor-type="as-char" svg:y="-0.841cm" svg:width="2.932cm" svg:height="1.219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8">.</text:span></text:p>
      <text:p text:style-name="P3">W naszym przypadku moment termiczny oblicza się jako</text:p>
      <text:p text:style-name="P1"><draw:frame draw:style-name="fr1" draw:name="Obiekt3" text:anchor-type="as-char" svg:y="-0.847cm" svg:width="13.331cm" svg:height="1.288cm" draw:z-index="2"><draw:object xlink:href="./Object 3" xlink:type="simple" xlink:show="embed" xlink:actuate="onLoad"/><draw:image xlink:href="./ObjectReplacements/Object 3" xlink:type="simple" xlink:show="embed" xlink:actuate="onLoad"/></draw:frame>, gdzie</text:p>
      <text:p text:style-name="P2">M<text:span text:style-name="T2">przys</text:span><text:span text:style-name="T6"> –</text:span><text:span text:style-name="T8"> moment podczas przyspieszania </text:span><text:span text:style-name="T8"><draw:frame draw:style-name="fr1" draw:name="Obiekt4" text:anchor-type="as-char" svg:y="-0.377cm" svg:width="7.671cm" svg:height="0.533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8">,</text:span></text:p>
      <text:p text:style-name="P2">M<text:span text:style-name="T2">zwal</text:span><text:span text:style-name="T6"> –</text:span><text:span text:style-name="T8"> moment podczas zwalniania. </text:span><text:span text:style-name="T8"><draw:frame draw:style-name="fr1" draw:name="Obiekt5" text:anchor-type="as-char" svg:y="-0.377cm" svg:width="8.514cm" svg:height="0.533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8">.</text:span></text:p>
      <text:p text:style-name="P6"><draw:frame draw:style-name="fr1" draw:name="Obiekt6" text:anchor-type="as-char" svg:y="-0.377cm" svg:width="7.022cm" svg:height="0.533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6"><draw:frame draw:style-name="fr1" draw:name="Obiekt9" text:anchor-type="as-char" svg:y="-0.683cm" svg:width="9.137cm" svg:height="1.124cm" draw:z-index="7"><draw:object xlink:href="./Object 9" xlink:type="simple" xlink:show="embed" xlink:actuate="onLoad"/><draw:image xlink:href="./ObjectReplacements/Object 9" xlink:type="simple" xlink:show="embed" xlink:actuate="onLoad"/></draw:frame></text:p>
      <text:p text:style-name="P4">Moment tarcia obliczony został jako</text:p>
      <text:p text:style-name="P4"><draw:frame draw:style-name="fr1" draw:name="Obiekt8" text:anchor-type="as-char" svg:y="-0.683cm" svg:width="15.108cm" svg:height="1.124cm" draw:z-index="5"><draw:object xlink:href="./Object 8" xlink:type="simple" xlink:show="embed" xlink:actuate="onLoad"/><draw:image xlink:href="./ObjectReplacements/Object 8" xlink:type="simple" xlink:show="embed" xlink:actuate="onLoad"/></draw:frame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17T16:39:01.70</meta:creation-date>
    <dc:date>2015-03-24T15:06:31.96</dc:date>
    <meta:editing-duration>PT2H14M54S</meta:editing-duration>
    <meta:editing-cycles>3</meta:editing-cycles>
    <meta:generator>OpenOffice/4.1.1$Win32 OpenOffice.org_project/411m6$Build-9775</meta:generator>
    <meta:document-statistic meta:table-count="0" meta:image-count="0" meta:object-count="9" meta:page-count="1" meta:paragraph-count="27" meta:word-count="170" meta:character-count="1134"/>
  </office:meta>
</office:document-meta>
</file>

<file path=Object 1/content.xml><?xml version="1.0" encoding="utf-8"?>
<math xmlns="http://www.w3.org/1998/Math/MathML">
  <semantics>
    <mrow>
      <mrow>
        <mrow>
          <mrow>
            <mrow>
              <mrow>
                <msub>
                  <mi>n</mi>
                  <mi mathvariant="italic">max</mi>
                </msub>
                <mo stretchy="false">=</mo>
                <mrow>
                  <mrow>
                    <mi>R</mi>
                  </mrow>
                  <mo stretchy="false">⋅</mo>
                  <mrow>
                    <mfrac>
                      <msub>
                        <mi>v</mi>
                        <mi mathvariant="italic">max</mi>
                      </msub>
                      <mrow>
                        <msub>
                          <mi>C</mi>
                          <mi>l</mi>
                        </msub>
                      </mrow>
                    </mfrac>
                  </mrow>
                </mrow>
              </mrow>
              <mo stretchy="false">=</mo>
              <mrow>
                <mrow>
                  <mfrac>
                    <msub>
                      <mi>D</mi>
                      <mn>2</mn>
                    </msub>
                    <msub>
                      <mi>D</mi>
                      <mn>1</mn>
                    </msub>
                  </mfrac>
                </mrow>
                <mo stretchy="false">⋅</mo>
                <mrow>
                  <mfrac>
                    <msub>
                      <mi>v</mi>
                      <mi mathvariant="italic">max</mi>
                    </msub>
                    <mrow>
                      <mo stretchy="false">π</mo>
                      <msub>
                        <mi>D</mi>
                        <mn>3</mn>
                      </msub>
                    </mrow>
                  </mfrac>
                </mrow>
              </mrow>
            </mrow>
            <mo stretchy="false">=</mo>
            <mfrac>
              <mrow>
                <msub>
                  <mi>v</mi>
                  <mi mathvariant="italic">max</mi>
                </msub>
                <msub>
                  <mi>D</mi>
                  <mn>2</mn>
                </msub>
              </mrow>
              <mrow>
                <mo stretchy="false">π</mo>
                <msub>
                  <mi>D</mi>
                  <mn>1</mn>
                </msub>
                <msub>
                  <mi>D</mi>
                  <mn>3</mn>
                </msub>
              </mrow>
            </mfrac>
          </mrow>
          <mo stretchy="false">=</mo>
          <mfrac>
            <mrow>
              <mrow>
                <mn>4</mn>
                <mo stretchy="false">⋅</mo>
                <mn>0.3</mn>
              </mrow>
            </mrow>
            <mrow>
              <mrow>
                <mrow>
                  <mo stretchy="false">π</mo>
                  <mo stretchy="false">⋅</mo>
                  <mn>0.1</mn>
                </mrow>
                <mo stretchy="false">⋅</mo>
                <mn>0.1</mn>
              </mrow>
            </mrow>
          </mfrac>
        </mrow>
        <mo stretchy="false">=</mo>
        <mn>38.22</mn>
      </mrow>
      <mrow>
        <mfrac>
          <mi mathvariant="italic">obr</mi>
          <mi>s</mi>
        </mfrac>
        <mo stretchy="false">=</mo>
        <mn>2293.2</mn>
      </mrow>
      <mfrac>
        <mi mathvariant="italic">obr</mi>
        <mi mathvariant="italic">min</mi>
      </mfrac>
    </mrow>
    <annotation encoding="StarMath 5.0">n_max={R} cdot {v_max over {C_l}}={D_2 over D_1} cdot {v_max over {%ipi D_3}} ={v_max D_2}over {%ipi D_1 D_3 }={4 cdot 0.3}over {%ipi cdot 0.1 cdot 0.1 }=38.22 obr over s = 2293.2 obr over min</annotation>
  </semantics>
</math>
</file>

<file path=Object 2/content.xml><?xml version="1.0" encoding="utf-8"?>
<math xmlns="http://www.w3.org/1998/Math/MathML">
  <semantics>
    <mrow>
      <mrow>
        <msub>
          <mi>M</mi>
          <mi>p</mi>
        </msub>
        <mo stretchy="false">=</mo>
        <msqrt>
          <mrow>
            <mfrac>
              <mrow>
                <mrow>
                  <mo stretchy="false">∑</mo>
                  <mrow>
                    <msubsup>
                      <mi>M</mi>
                      <mi>i</mi>
                      <mn>2</mn>
                    </msubsup>
                    <msub>
                      <mi>t</mi>
                      <mi>i</mi>
                    </msub>
                  </mrow>
                </mrow>
              </mrow>
              <mrow>
                <mi>T</mi>
              </mrow>
            </mfrac>
          </mrow>
        </msqrt>
      </mrow>
    </mrow>
    <annotation encoding="StarMath 5.0">M_p=sqrt{{sum{M_i^2 t_i}}over{T}}</annotation>
  </semantics>
</math>
</file>

<file path=Object 3/content.xml><?xml version="1.0" encoding="utf-8"?>
<math xmlns="http://www.w3.org/1998/Math/MathML">
  <semantics>
    <mrow>
      <mrow>
        <mrow>
          <mrow>
            <mrow>
              <msub>
                <mi>M</mi>
                <mi>p</mi>
              </msub>
              <mo stretchy="false">=</mo>
              <msqrt>
                <mrow>
                  <mfrac>
                    <mrow>
                      <mrow>
                        <msubsup>
                          <mi>M</mi>
                          <mi mathvariant="italic">przys</mi>
                          <mn>2</mn>
                        </msubsup>
                        <mrow>
                          <msub>
                            <mi>t</mi>
                            <mn>1</mn>
                          </msub>
                          <mo stretchy="false">+</mo>
                          <msubsup>
                            <mi>M</mi>
                            <mi mathvariant="italic">zwal</mi>
                            <mn>2</mn>
                          </msubsup>
                        </mrow>
                        <msub>
                          <mi>t</mi>
                          <mn>1</mn>
                        </msub>
                      </mrow>
                    </mrow>
                    <mrow>
                      <msub>
                        <mn>2t</mn>
                        <mn>1</mn>
                      </msub>
                    </mrow>
                  </mfrac>
                </mrow>
              </msqrt>
            </mrow>
            <mo stretchy="false">=</mo>
            <msqrt>
              <mrow>
                <mfrac>
                  <mrow>
                    <mrow>
                      <mrow>
                        <msubsup>
                          <mi>M</mi>
                          <mi mathvariant="italic">przys</mi>
                          <mn>2</mn>
                        </msubsup>
                        <mo stretchy="false">+</mo>
                        <msubsup>
                          <mi>M</mi>
                          <mi mathvariant="italic">zwal</mi>
                          <mn>2</mn>
                        </msubsup>
                      </mrow>
                    </mrow>
                  </mrow>
                  <mrow>
                    <mn>2</mn>
                  </mrow>
                </mfrac>
              </mrow>
            </msqrt>
          </mrow>
          <mo stretchy="false">=</mo>
          <msqrt>
            <mrow>
              <mfrac>
                <mrow>
                  <mrow>
                    <mrow>
                      <msup>
                        <mn>18.44</mn>
                        <mn>2</mn>
                      </msup>
                      <mo stretchy="false">+</mo>
                      <msup>
                        <mrow>
                          <mo stretchy="false">(</mo>
                          <mrow>
                            <mrow>
                              <mo stretchy="false">−</mo>
                              <mn>12.82</mn>
                            </mrow>
                          </mrow>
                          <mo stretchy="false">)</mo>
                        </mrow>
                        <mn>2</mn>
                      </msup>
                    </mrow>
                  </mrow>
                </mrow>
                <mrow>
                  <mn>2</mn>
                </mrow>
              </mfrac>
            </mrow>
          </msqrt>
        </mrow>
        <mo stretchy="false">=</mo>
        <mn>15.88</mn>
      </mrow>
      <mi mathvariant="italic">Nm</mi>
    </mrow>
    <annotation encoding="StarMath 5.0">M_p=sqrt{{{M_przys^2 t_1+M_zwal^2 t_1}}over{2t_1}}=sqrt{{{M_przys^2 +M_zwal^2 }}over{2}}=sqrt{{{18.44^2 +(-12.82)^2 }}over{2}}=15.88 Nm</annotation>
  </semantics>
</math>
</file>

<file path=Object 4/content.xml><?xml version="1.0" encoding="utf-8"?>
<math xmlns="http://www.w3.org/1998/Math/MathML">
  <semantics>
    <mrow>
      <mrow>
        <mrow>
          <mrow>
            <msub>
              <mi>M</mi>
              <mi mathvariant="italic">przys</mi>
            </msub>
            <mo stretchy="false">=</mo>
            <mrow>
              <msub>
                <mi>M</mi>
                <mi mathvariant="italic">rac</mi>
              </msub>
              <mo stretchy="false">+</mo>
              <msub>
                <mi>M</mi>
                <mi>t</mi>
              </msub>
            </mrow>
          </mrow>
          <mo stretchy="false">=</mo>
          <mrow>
            <mn>15.63</mn>
            <mo stretchy="false">+</mo>
            <mn>2.81</mn>
          </mrow>
        </mrow>
        <mo stretchy="false">=</mo>
        <mn>18.44</mn>
      </mrow>
      <mi mathvariant="italic">Nm</mi>
    </mrow>
    <annotation encoding="StarMath 5.0">M_przys=M_rac+M_t =15.63+2.81=18.44 Nm
</annotation>
  </semantics>
</math>
</file>

<file path=Object 5/content.xml><?xml version="1.0" encoding="utf-8"?>
<math xmlns="http://www.w3.org/1998/Math/MathML">
  <semantics>
    <mrow>
      <mrow>
        <mrow>
          <mrow>
            <msub>
              <mi>M</mi>
              <mi mathvariant="italic">zwal</mi>
            </msub>
            <mo stretchy="false">=</mo>
            <mrow>
              <mrow>
                <mo stretchy="false">−</mo>
                <msub>
                  <mi>M</mi>
                  <mi mathvariant="italic">rac</mi>
                </msub>
              </mrow>
              <mo stretchy="false">+</mo>
              <msub>
                <mi>M</mi>
                <mi>t</mi>
              </msub>
            </mrow>
          </mrow>
          <mo stretchy="false">=</mo>
          <mrow>
            <mrow>
              <mo stretchy="false">−</mo>
              <mn>15.63</mn>
            </mrow>
            <mo stretchy="false">+</mo>
            <mn>2.81</mn>
          </mrow>
        </mrow>
        <mo stretchy="false">=</mo>
        <mrow>
          <mo stretchy="false">−</mo>
          <mn>12.82</mn>
        </mrow>
      </mrow>
      <mi mathvariant="italic">Nm</mi>
    </mrow>
    <annotation encoding="StarMath 5.0">M_zwal = - M_rac + M_t=-15.63+2.81=-12.82 Nm</annotation>
  </semantics>
</math>
</file>

<file path=Object 6/content.xml><?xml version="1.0" encoding="utf-8"?>
<math xmlns="http://www.w3.org/1998/Math/MathML">
  <semantics>
    <mrow>
      <mrow>
        <msub>
          <mi>M</mi>
          <mi mathvariant="italic">rac</mi>
        </msub>
        <mo stretchy="false">=</mo>
        <msub>
          <mi>J</mi>
          <mi mathvariant="italic">tot</mi>
        </msub>
      </mrow>
      <mrow>
        <mrow>
          <mo stretchy="false">ϵ</mo>
          <mo stretchy="false">=</mo>
          <mrow>
            <mn>0.33</mn>
            <mo stretchy="false">⋅</mo>
            <mn>48</mn>
          </mrow>
        </mrow>
        <mo stretchy="false">=</mo>
        <mn>15.63</mn>
      </mrow>
      <mi mathvariant="italic">Nm</mi>
      <mtext>, gdzie</mtext>
    </mrow>
    <annotation encoding="StarMath 5.0">M_rac=J_tot %iepsilon =0.33 cdot 48=15.63 Nm", gdzie" </annotation>
  </semantics>
</math>
</file>

<file path=Object 7/content.xml><?xml version="1.0" encoding="utf-8"?>
<math xmlns="http://www.w3.org/1998/Math/MathML">
  <semantics>
    <mtable>
      <mtr>
        <mtd>
          <mrow>
            <mrow>
              <mrow>
                <mrow>
                  <msub>
                    <mi>J</mi>
                    <mi mathvariant="italic">tot</mi>
                  </msub>
                  <mo stretchy="false">=</mo>
                  <mrow>
                    <mrow>
                      <mrow>
                        <mrow>
                          <msub>
                            <mi>J</mi>
                            <mi>s</mi>
                          </msub>
                          <mo stretchy="false">+</mo>
                          <msub>
                            <mi>J</mi>
                            <mn>1</mn>
                          </msub>
                        </mrow>
                        <mo stretchy="false">+</mo>
                        <msub>
                          <mi>J</mi>
                          <mrow>
                            <mn>2</mn>
                            <mo stretchy="false">→</mo>
                            <mn>1</mn>
                          </mrow>
                        </msub>
                      </mrow>
                      <mo stretchy="false">+</mo>
                      <msub>
                        <mi>J</mi>
                        <mi>p</mi>
                      </msub>
                    </mrow>
                    <mo stretchy="false">+</mo>
                    <msub>
                      <mi>J</mi>
                      <mrow>
                        <mi>L</mi>
                        <mo stretchy="false">→</mo>
                        <mn>1</mn>
                      </mrow>
                    </msub>
                  </mrow>
                </mrow>
                <mo stretchy="false">=</mo>
                <mrow>
                  <mrow>
                    <mrow>
                      <mrow>
                        <mn>0</mn>
                        <mo stretchy="false">+</mo>
                        <mfrac>
                          <mrow>
                            <msub>
                              <mi>m</mi>
                              <mn>1</mn>
                            </msub>
                            <msubsup>
                              <mi>D</mi>
                              <mn>1</mn>
                              <mn>2</mn>
                            </msubsup>
                          </mrow>
                          <mn>2</mn>
                        </mfrac>
                      </mrow>
                      <mo stretchy="false">+</mo>
                      <mfrac>
                        <mrow>
                          <msub>
                            <mi>m</mi>
                            <mn>2</mn>
                          </msub>
                          <msubsup>
                            <mi>D</mi>
                            <mn>2</mn>
                            <mn>2</mn>
                          </msubsup>
                        </mrow>
                        <mrow>
                          <msup>
                            <mn>2R</mn>
                            <mn>2</mn>
                          </msup>
                          <msub>
                            <mo stretchy="false">η</mo>
                            <mi>p</mi>
                          </msub>
                        </mrow>
                      </mfrac>
                    </mrow>
                    <mo stretchy="false">+</mo>
                    <mfrac>
                      <mrow>
                        <msub>
                          <mi>m</mi>
                          <mi>p</mi>
                        </msub>
                        <msubsup>
                          <mi>D</mi>
                          <mn>1</mn>
                          <mn>2</mn>
                        </msubsup>
                      </mrow>
                      <mrow>
                        <mn>4</mn>
                        <msub>
                          <mo stretchy="false">η</mo>
                          <mi>p</mi>
                        </msub>
                      </mrow>
                    </mfrac>
                  </mrow>
                  <mo stretchy="false">+</mo>
                  <mfrac>
                    <mrow>
                      <mrow>
                        <mfrac>
                          <mrow>
                            <msub>
                              <mi>m</mi>
                              <mn>3</mn>
                            </msub>
                            <msubsup>
                              <mi>D</mi>
                              <mn>3</mn>
                              <mn>2</mn>
                            </msubsup>
                          </mrow>
                          <mn>2</mn>
                        </mfrac>
                        <mo stretchy="false">+</mo>
                        <mfrac>
                          <mrow>
                            <mrow>
                              <mo stretchy="false">(</mo>
                              <mrow>
                                <mrow>
                                  <msub>
                                    <mi>m</mi>
                                    <mi>s</mi>
                                  </msub>
                                  <mo stretchy="false">+</mo>
                                  <msub>
                                    <mi>m</mi>
                                    <mi>ł</mi>
                                  </msub>
                                </mrow>
                              </mrow>
                              <mo stretchy="false">)</mo>
                            </mrow>
                            <msub>
                              <mi>D</mi>
                              <mn>3</mn>
                            </msub>
                          </mrow>
                          <mrow>
                            <mn>4</mn>
                            <msub>
                              <mo stretchy="false">η</mo>
                              <mi>l</mi>
                            </msub>
                          </mrow>
                        </mfrac>
                      </mrow>
                    </mrow>
                    <mrow>
                      <msup>
                        <mi>R</mi>
                        <mn>2</mn>
                      </msup>
                      <msub>
                        <mo stretchy="false">η</mo>
                        <mi>p</mi>
                      </msub>
                    </mrow>
                  </mfrac>
                </mrow>
              </mrow>
              <mo stretchy="false">=</mo>
              <mrow/>
            </mrow>
          </mrow>
        </mtd>
      </mtr>
      <mtr>
        <mtd>
          <mrow>
            <mrow>
              <mrow>
                <mrow/>
                <mo stretchy="false">=</mo>
                <mrow>
                  <mrow>
                    <mrow>
                      <mrow>
                        <mn>0</mn>
                        <mo stretchy="false">+</mo>
                        <mfrac>
                          <mrow>
                            <mrow>
                              <mn>0.6</mn>
                              <mo stretchy="false">⋅</mo>
                              <msup>
                                <mn>0.1</mn>
                                <mn>2</mn>
                              </msup>
                            </mrow>
                          </mrow>
                          <mn>2</mn>
                        </mfrac>
                      </mrow>
                      <mo stretchy="false">+</mo>
                      <mfrac>
                        <mrow>
                          <mrow>
                            <mn>0.75</mn>
                            <mo stretchy="false">⋅</mo>
                            <msup>
                              <mn>0.3</mn>
                              <mn>2</mn>
                            </msup>
                          </mrow>
                        </mrow>
                        <mrow>
                          <mrow>
                            <mrow>
                              <mn>2</mn>
                              <mo stretchy="false">⋅</mo>
                              <msup>
                                <mn>3</mn>
                                <mn>2</mn>
                              </msup>
                            </mrow>
                            <mo stretchy="false">⋅</mo>
                            <mn>0,97</mn>
                          </mrow>
                        </mrow>
                      </mfrac>
                    </mrow>
                    <mo stretchy="false">+</mo>
                    <mfrac>
                      <mrow>
                        <mrow>
                          <mn>0.13</mn>
                          <mo stretchy="false">⋅</mo>
                          <msup>
                            <mn>0.1</mn>
                            <mn>2</mn>
                          </msup>
                        </mrow>
                      </mrow>
                      <mrow>
                        <mrow>
                          <mn>4</mn>
                          <mo stretchy="false">⋅</mo>
                          <mn>0.97</mn>
                        </mrow>
                      </mrow>
                    </mfrac>
                  </mrow>
                  <mo stretchy="false">+</mo>
                  <mfrac>
                    <mrow>
                      <mrow>
                        <mfrac>
                          <mrow>
                            <mrow>
                              <mn>0.3</mn>
                              <mo stretchy="false">⋅</mo>
                              <msup>
                                <mn>0.1</mn>
                                <mn>2</mn>
                              </msup>
                            </mrow>
                          </mrow>
                          <mn>2</mn>
                        </mfrac>
                        <mo stretchy="false">+</mo>
                        <mfrac>
                          <mrow>
                            <mrow>
                              <mo stretchy="false">(</mo>
                              <mrow>
                                <mrow>
                                  <mn>7.5</mn>
                                  <mo stretchy="false">+</mo>
                                  <mn>75</mn>
                                </mrow>
                              </mrow>
                              <mo stretchy="false">)</mo>
                            </mrow>
                            <mn>0.1</mn>
                          </mrow>
                          <mrow>
                            <mrow>
                              <mn>4</mn>
                              <mo stretchy="false">⋅</mo>
                              <mn>0.75</mn>
                            </mrow>
                          </mrow>
                        </mfrac>
                      </mrow>
                    </mrow>
                    <mrow>
                      <mrow>
                        <msup>
                          <mn>3</mn>
                          <mn>2</mn>
                        </msup>
                        <mo stretchy="false">⋅</mo>
                        <mn>0.97</mn>
                      </mrow>
                    </mrow>
                  </mfrac>
                </mrow>
              </mrow>
              <mo stretchy="false">=</mo>
              <mn>0.33</mn>
            </mrow>
            <mi mathvariant="italic">kg</mi>
            <msup>
              <mi>m</mi>
              <mn>2</mn>
            </msup>
          </mrow>
        </mtd>
      </mtr>
    </mtable>
    <annotation encoding="StarMath 5.0">J_tot= J_s+J_1+J_{2 rightarrow  1}+J_p+J_{L rightarrow 1}=0+{m_1 D_1^2}over 2+{m_2 D_2^2}over{2R^2%ieta_p}+{m_p D_1^2}over{4%ieta_p}+{{m_3 D_3^2}over 2+{(m_s+m_ł)D_3} over{4%ieta_l}}over{R^2 %ieta_p}={} newline {}=0+{0.6 cdot 0.1^2}over 2+{0.75 cdot 0.3^2}over{2 cdot 3^2 cdot 0,97}+{0.13 cdot  0.1^2}over{4 cdot 0.97}+{{0.3 cdot 0.1^2}over 2+{(7.5+75)0.1} over{4 cdot 0.75}}over{3^2 cdot 0.97}=0.33 kg m^2</annotation>
  </semantics>
</math>
</file>

<file path=Object 8/content.xml><?xml version="1.0" encoding="utf-8"?>
<math xmlns="http://www.w3.org/1998/Math/MathML">
  <semantics>
    <mrow>
      <mrow>
        <mrow>
          <mrow>
            <mrow>
              <msub>
                <mi>M</mi>
                <mi>t</mi>
              </msub>
              <mo stretchy="false">=</mo>
              <mfrac>
                <mrow>
                  <msub>
                    <mi>F</mi>
                    <mi>t</mi>
                  </msub>
                  <msub>
                    <mi>D</mi>
                    <mn>1</mn>
                  </msub>
                  <msub>
                    <mi>D</mi>
                    <mn>3</mn>
                  </msub>
                </mrow>
                <mrow>
                  <mn>2</mn>
                  <msub>
                    <mi>D</mi>
                    <mn>2</mn>
                  </msub>
                  <msub>
                    <mo stretchy="false">η</mo>
                    <mi>l</mi>
                  </msub>
                  <msub>
                    <mo stretchy="false">η</mo>
                    <mi>p</mi>
                  </msub>
                </mrow>
              </mfrac>
            </mrow>
            <mo stretchy="false">=</mo>
            <mfrac>
              <mrow>
                <mrow>
                  <mo stretchy="false">(</mo>
                  <mrow>
                    <mrow>
                      <msub>
                        <mi>m</mi>
                        <mi>s</mi>
                      </msub>
                      <mo stretchy="false">+</mo>
                      <msub>
                        <mi>m</mi>
                        <mi>ł</mi>
                      </msub>
                    </mrow>
                  </mrow>
                  <mo stretchy="false">)</mo>
                </mrow>
                <mi>g</mi>
                <mo stretchy="false">μ</mo>
                <mi>cos</mi>
                <mo stretchy="false">α</mo>
                <msub>
                  <mi>D</mi>
                  <mn>1</mn>
                </msub>
                <msub>
                  <mi>D</mi>
                  <mn>3</mn>
                </msub>
              </mrow>
              <mrow>
                <mn>2</mn>
                <msub>
                  <mi>D</mi>
                  <mn>2</mn>
                </msub>
                <msub>
                  <mo stretchy="false">η</mo>
                  <mi>l</mi>
                </msub>
                <msub>
                  <mo stretchy="false">η</mo>
                  <mi>p</mi>
                </msub>
              </mrow>
            </mfrac>
          </mrow>
          <mo stretchy="false">=</mo>
          <mfrac>
            <mrow>
              <mrow>
                <mo stretchy="false">(</mo>
                <mrow>
                  <mrow>
                    <mn>7.5</mn>
                    <mo stretchy="false">+</mo>
                    <mn>75</mn>
                  </mrow>
                </mrow>
                <mo stretchy="false">)</mo>
              </mrow>
              <mrow>
                <mrow>
                  <mrow>
                    <mn>9.81</mn>
                    <mo stretchy="false">⋅</mo>
                    <mn>0.15</mn>
                  </mrow>
                  <mo stretchy="false">⋅</mo>
                  <mn>0.1</mn>
                </mrow>
                <mo stretchy="false">⋅</mo>
                <mn>0.1</mn>
              </mrow>
              <mi>cos</mi>
              <mn>0</mn>
            </mrow>
            <mrow>
              <mrow>
                <mrow>
                  <mrow>
                    <mn>2</mn>
                    <mo stretchy="false">⋅</mo>
                    <mn>0.3</mn>
                  </mrow>
                  <mo stretchy="false">⋅</mo>
                  <mn>0.75</mn>
                </mrow>
                <mo stretchy="false">⋅</mo>
                <mn>0.97</mn>
              </mrow>
            </mrow>
          </mfrac>
        </mrow>
        <mo stretchy="false">=</mo>
        <mn>2.81</mn>
      </mrow>
      <mi mathvariant="italic">Nm</mi>
    </mrow>
    <annotation encoding="StarMath 5.0">M_t={F_t D_1 D_3}over{2 D_2 %ieta_l %ieta_p}={(m_s+m_ł)g%imi cos%ialfa D_1 D_3}over{2 D_2 %ieta_l %ieta_p}={(7.5+75)9.81 cdot 0.15  cdot 0.1 cdot 0.1 cos 0}over{2 cdot  0.3 cdot 0.75 cdot 0.97}=2.81 Nm
</annotation>
  </semantics>
</math>
</file>

<file path=Object 9/content.xml><?xml version="1.0" encoding="utf-8"?>
<math xmlns="http://www.w3.org/1998/Math/MathML">
  <semantics>
    <mrow>
      <mrow>
        <mrow>
          <mrow>
            <mrow>
              <mrow>
                <mo stretchy="false">ϵ</mo>
                <mo stretchy="false">=</mo>
                <mfrac>
                  <mrow>
                    <mo stretchy="false">Δ</mo>
                    <mo stretchy="false">ω</mo>
                  </mrow>
                  <msub>
                    <mi>t</mi>
                    <mn>1</mn>
                  </msub>
                </mfrac>
              </mrow>
              <mo stretchy="false">=</mo>
              <mfrac>
                <mrow>
                  <mrow>
                    <msub>
                      <mo stretchy="false">ω</mo>
                      <mi mathvariant="italic">max</mi>
                    </msub>
                    <mo stretchy="false">−</mo>
                    <msub>
                      <mo stretchy="false">ω</mo>
                      <mn>0</mn>
                    </msub>
                  </mrow>
                </mrow>
                <msub>
                  <mi>t</mi>
                  <mn>1</mn>
                </msub>
              </mfrac>
            </mrow>
            <mo stretchy="false">=</mo>
            <mfrac>
              <mrow>
                <mn>2</mn>
                <mo stretchy="false">π</mo>
                <mrow>
                  <msub>
                    <mi>n</mi>
                    <mi mathvariant="italic">max</mi>
                  </msub>
                  <mo stretchy="false">−</mo>
                  <mn>0</mn>
                </mrow>
              </mrow>
              <msub>
                <mi>t</mi>
                <mn>1</mn>
              </msub>
            </mfrac>
          </mrow>
          <mo stretchy="false">=</mo>
          <mfrac>
            <mrow>
              <mrow>
                <mn>240</mn>
                <mo stretchy="false">−</mo>
                <mn>0</mn>
              </mrow>
            </mrow>
            <mn>5</mn>
          </mfrac>
        </mrow>
        <mo stretchy="false">=</mo>
        <mn>48</mn>
      </mrow>
      <mfrac>
        <mi mathvariant="italic">rad</mi>
        <msup>
          <mi>s</mi>
          <mn>2</mn>
        </msup>
      </mfrac>
    </mrow>
    <annotation encoding="StarMath 5.0">%iepsilon={%iDELTA%iomega} over t_1 ={%iomega_max-%iomega_0}over t_1={2 %ipi n_max - 0} over t_1 ={240-0}over 5=48 rad over s^2</annotation>
  </semantics>
</math>
</file>